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5.646cm" fo:min-width="15.396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opacity="0%" draw:textarea-horizontal-align="justify" draw:textarea-vertical-align="middle" draw:auto-grow-height="false" fo:min-height="13.75cm" fo:min-width="2.2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2.3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text-position="0% 100%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text-position="0% 100%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style:text-position="sub 58%" fo:font-size="18pt" fo:font-weight="bold" style:font-size-asian="18pt" style:font-weight-asian="bold" style:font-size-complex="18pt" style:font-weight-complex="bold"/>
    </style:style>
    <style:style style:name="P8" style:family="paragraph">
      <style:text-properties fo:color="#c9211e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c9211e" style:text-position="sub 58%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 draw:opacity="0%"/>
      <style:paragraph-properties fo:text-align="center"/>
    </style:style>
    <style:style style:name="T1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" style:family="text">
      <style:text-properties style:text-position="-33% 58%" fo:font-size="24pt" fo:font-weight="bold" style:font-size-asian="24pt" style:font-weight-asian="bold" style:font-size-complex="24pt" style:font-weight-complex="bold"/>
    </style:style>
    <style:style style:name="T3" style:family="text">
      <style:text-properties style:text-position="33% 58%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6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c9211e" fo:font-size="44pt" fo:font-weight="bold" style:font-size-asian="44pt" style:font-weight-asian="bold" style:font-size-complex="44pt" style:font-weight-complex="bold"/>
    </style:style>
    <style:style style:name="T8" style:family="text">
      <style:text-properties style:text-position="0% 100%" style:font-name="Liberation Serif" fo:font-size="22pt" fo:font-weight="bold" style:font-name-asian="Liberation Serif" style:font-size-asian="22pt" style:font-weight-asian="bold" style:font-name-complex="Liberation Serif" style:font-size-complex="22pt" style:font-weight-complex="bold"/>
    </style:style>
    <style:style style:name="T9" style:family="text">
      <style:text-properties style:text-position="0% 100%" style:font-name="Liberation Sans" fo:font-size="22pt" fo:font-weight="bold" style:font-name-asian="Liberation Serif" style:font-size-asian="22pt" style:font-weight-asian="bold" style:font-name-complex="Liberation Serif" style:font-size-complex="22pt" style:font-weight-complex="bold"/>
    </style:style>
    <style:style style:name="T10" style:family="text">
      <style:text-properties style:text-position="-33% 58%" style:font-name="Liberation Sans" fo:font-size="22pt" fo:font-weight="bold" style:font-name-asian="Liberation Serif" style:font-size-asian="22pt" style:font-weight-asian="bold" style:font-name-complex="Liberation Serif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6cm" svg:x="9.427cm" svg:y="6.6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427cm" svg:y1="6.627cm" svg:x2="13.427cm" svg:y2="22.627cm">
          <text:p/>
        </draw:line>
        <draw:line draw:style-name="gr2" draw:text-style-name="P2" draw:layer="layout" svg:x1="17.427cm" svg:y1="6.627cm" svg:x2="17.427cm" svg:y2="22.627cm">
          <text:p/>
        </draw:line>
        <draw:line draw:style-name="gr2" draw:text-style-name="P2" draw:layer="layout" svg:x1="21.427cm" svg:y1="6.627cm" svg:x2="21.427cm" svg:y2="22.627cm">
          <text:p/>
        </draw:line>
        <draw:line draw:style-name="gr2" draw:text-style-name="P2" draw:layer="layout" svg:x1="9.427cm" svg:y1="10.627cm" svg:x2="25.427cm" svg:y2="10.627cm">
          <text:p/>
        </draw:line>
        <draw:line draw:style-name="gr2" draw:text-style-name="P2" draw:layer="layout" svg:x1="9.427cm" svg:y1="14.627cm" svg:x2="25.427cm" svg:y2="14.627cm">
          <text:p/>
        </draw:line>
        <draw:line draw:style-name="gr2" draw:text-style-name="P2" draw:layer="layout" svg:x1="9.427cm" svg:y1="18.627cm" svg:x2="25.427cm" svg:y2="18.627cm">
          <text:p/>
        </draw:line>
        <draw:line draw:style-name="gr2" draw:text-style-name="P2" draw:layer="layout" svg:x1="6.951cm" svg:y1="4.598cm" svg:x2="9.404cm" svg:y2="6.656cm">
          <text:p/>
        </draw:line>
        <draw:frame draw:style-name="gr3" draw:text-style-name="P3" draw:layer="layout" svg:width="1.999cm" svg:height="0.999cm" svg:x="4.799cm" svg:y="3.2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5" draw:layer="layout" svg:width="2.2cm" svg:height="1.7cm" svg:x="5.527cm" svg:y="3.327cm">
          <draw:text-box>
            <text:p text:style-name="P4"><text:span text:style-name="T1">D</text:span><text:span text:style-name="T2">0</text:span><text:span text:style-name="T3">+</text:span></text:p>
          </draw:text-box>
        </draw:frame>
        <draw:frame draw:style-name="gr5" draw:text-style-name="P7" draw:layer="layout" svg:width="2.3cm" svg:height="2.3cm" svg:x="6.127cm" svg:y="5.527cm">
          <draw:text-box>
            <text:p text:style-name="P6"><text:span text:style-name="T4">K</text:span><text:span text:style-name="T5">1</text:span><text:span text:style-name="T6">K</text:span><text:span text:style-name="T5">2</text:span></text:p>
          </draw:text-box>
        </draw:frame>
        <draw:frame draw:style-name="gr6" draw:text-style-name="P7" draw:layer="layout" svg:width="2.2cm" svg:height="1.9cm" svg:x="8.227cm" svg:y="4.327cm">
          <draw:text-box>
            <text:p text:style-name="P6"><text:span text:style-name="T4">D</text:span><text:span text:style-name="T5">1</text:span><text:span text:style-name="T6">D</text:span><text:span text:style-name="T5">0</text:span></text:p>
          </draw:text-box>
        </draw:frame>
        <draw:frame draw:style-name="gr5" draw:text-style-name="P9" draw:layer="layout" svg:width="1.5cm" svg:height="2.3cm" svg:x="10.727cm" svg:y="7.727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18.727cm" svg:y="7.727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22.727cm" svg:y="7.727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22.727cm" svg:y="11.627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18.727cm" svg:y="11.627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10.727cm" svg:y="11.627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10.727cm" svg:y="19.627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18.827cm" svg:y="15.627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22.827cm" svg:y="19.627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18.827cm" svg:y="19.627cm">
          <draw:text-box>
            <text:p text:style-name="P8"><text:span text:style-name="T7">1</text:span></text:p>
          </draw:text-box>
        </draw:frame>
        <draw:custom-shape draw:style-name="gr7" draw:text-style-name="P10" draw:layer="layout" svg:width="2.7cm" svg:height="14cm" svg:x="18.1cm" svg:y="7.7cm">
          <text:p/>
          <draw:enhanced-geometry svg:viewBox="0 0 21600 21600" draw:type="rectangle" draw:enhanced-path="M 0 0 L 21600 0 21600 21600 0 21600 0 0 Z N"/>
        </draw:custom-shape>
        <draw:line draw:style-name="gr8" draw:text-style-name="P2" xml:id="id1" draw:id="id1" draw:layer="layout" svg:x1="22.1cm" svg:y1="7.7cm" svg:x2="22.1cm" svg:y2="13.7cm">
          <text:p/>
        </draw:line>
        <draw:connector draw:style-name="gr8" draw:text-style-name="P2" draw:layer="layout" draw:type="line" svg:x1="22.1cm" svg:y1="7.7cm" svg:x2="26.388cm" svg:y2="7.69cm" draw:start-shape="id1" draw:start-glue-point="0" svg:d="M22100 7700l4288-10" svg:viewBox="0 0 4289 11">
          <text:p/>
        </draw:connector>
        <draw:connector draw:style-name="gr8" draw:text-style-name="P2" draw:layer="layout" draw:type="line" svg:x1="22.101cm" svg:y1="13.6cm" svg:x2="26.353cm" svg:y2="13.617cm" svg:d="M22101 13600l4252 17" svg:viewBox="0 0 4253 18">
          <text:p/>
        </draw:connector>
        <draw:line draw:style-name="gr8" draw:text-style-name="P2" draw:layer="layout" svg:x1="12.5cm" svg:y1="7.7cm" svg:x2="12.5cm" svg:y2="13.7cm">
          <text:p/>
        </draw:line>
        <draw:connector draw:style-name="gr8" draw:text-style-name="P2" draw:layer="layout" draw:type="line" svg:x1="8.201cm" svg:y1="13.601cm" svg:x2="12.453cm" svg:y2="13.618cm" svg:d="M8201 13601l4252 17" svg:viewBox="0 0 4253 18">
          <text:p/>
        </draw:connector>
        <draw:connector draw:style-name="gr8" draw:text-style-name="P2" draw:layer="layout" draw:type="line" svg:x1="8.2cm" svg:y1="7.7cm" svg:x2="12.488cm" svg:y2="7.69cm" svg:d="M8200 7700l4288-10" svg:viewBox="0 0 4289 11">
          <text:p/>
        </draw:connector>
        <draw:line draw:style-name="gr8" draw:text-style-name="P2" draw:layer="layout" svg:x1="10.4cm" svg:y1="9.9cm" svg:x2="12.2cm" svg:y2="9.9cm">
          <text:p/>
        </draw:line>
        <draw:line draw:style-name="gr8" draw:text-style-name="P2" draw:layer="layout" svg:x1="12.2cm" svg:y1="9.9cm" svg:x2="12.2cm" svg:y2="5.2cm">
          <text:p/>
        </draw:line>
        <draw:line draw:style-name="gr8" draw:text-style-name="P2" draw:layer="layout" svg:x1="10.4cm" svg:y1="9.9cm" svg:x2="10.4cm" svg:y2="5.2cm">
          <text:p/>
        </draw:line>
        <draw:line draw:style-name="gr8" draw:text-style-name="P2" draw:layer="layout" svg:x1="22.5cm" svg:y1="9.9cm" svg:x2="24.3cm" svg:y2="9.9cm">
          <text:p/>
        </draw:line>
        <draw:line draw:style-name="gr8" draw:text-style-name="P2" draw:layer="layout" svg:x1="22.5cm" svg:y1="9.9cm" svg:x2="22.5cm" svg:y2="5.2cm">
          <text:p/>
        </draw:line>
        <draw:line draw:style-name="gr8" draw:text-style-name="P2" draw:layer="layout" svg:x1="24.3cm" svg:y1="9.9cm" svg:x2="24.3cm" svg:y2="5.2cm">
          <text:p/>
        </draw:line>
        <draw:line draw:style-name="gr8" draw:text-style-name="P2" draw:layer="layout" svg:x1="22.5cm" svg:y1="19.5cm" svg:x2="24.3cm" svg:y2="19.5cm">
          <text:p/>
        </draw:line>
        <draw:line draw:style-name="gr8" draw:text-style-name="P2" draw:layer="layout" svg:x1="22.5cm" svg:y1="24.2cm" svg:x2="22.5cm" svg:y2="19.5cm">
          <text:p/>
        </draw:line>
        <draw:line draw:style-name="gr8" draw:text-style-name="P2" draw:layer="layout" svg:x1="24.3cm" svg:y1="24.2cm" svg:x2="24.3cm" svg:y2="19.5cm">
          <text:p/>
        </draw:line>
        <draw:line draw:style-name="gr8" draw:text-style-name="P2" draw:layer="layout" svg:x1="10.5cm" svg:y1="19.5cm" svg:x2="12.3cm" svg:y2="19.5cm">
          <text:p/>
        </draw:line>
        <draw:line draw:style-name="gr8" draw:text-style-name="P2" draw:layer="layout" svg:x1="12.3cm" svg:y1="24.2cm" svg:x2="12.3cm" svg:y2="19.5cm">
          <text:p/>
        </draw:line>
        <draw:line draw:style-name="gr8" draw:text-style-name="P2" draw:layer="layout" svg:x1="10.5cm" svg:y1="24.2cm" svg:x2="10.5cm" svg:y2="19.5cm">
          <text:p/>
        </draw:line>
        <draw:frame draw:style-name="gr9" draw:text-style-name="P7" draw:layer="layout" svg:width="6.4cm" svg:height="2.6cm" svg:x="27.8cm" svg:y="13cm">
          <draw:text-box>
            <text:p text:style-name="P6"><text:span text:style-name="T4">K</text:span><text:span text:style-name="T5">1</text:span><text:span text:style-name="T6"> = (XR </text:span><text:span text:style-name="T8">≥</text:span><text:span text:style-name="T9"> 0)</text:span></text:p>
            <text:p text:style-name="P6"><text:span text:style-name="T9">K</text:span><text:span text:style-name="T10">2</text:span><text:span text:style-name="T9"> = (XR </text:span><text:span text:style-name="T8">≥</text:span><text:span text:style-name="T9"> YR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1:45:05.845867466</meta:creation-date>
    <dc:date>2021-03-31T12:06:45.654738745</dc:date>
    <meta:editing-duration>PT10M39S</meta:editing-duration>
    <meta:editing-cycles>2</meta:editing-cycles>
    <meta:generator>LibreOffice/6.4.6.2$Linux_X86_64 LibreOffice_project/40$Build-2</meta:generator>
    <meta:document-statistic meta:object-count="42"/>
  </office:meta>
</office:document-meta>
</file>

<file path=Object 1/content.xml><?xml version="1.0" encoding="utf-8"?>
<math xmlns="http://www.w3.org/1998/Math/MathML" display="block"/>
</file>